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B00000046D5D61463BCD3B8B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charset="x-symbol"/>
    <style:font-face style:name="Symbol1" svg:font-family="Symbol"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P3" style:family="paragraph" style:parent-style-name="Standard">
      <style:paragraph-properties fo:line-height="150%" fo:text-align="justify" style:justify-single-word="false"/>
      <style:text-properties officeooo:paragraph-rsid="0192dd94"/>
    </style:style>
    <style:style style:name="P4" style:family="paragraph" style:parent-style-name="Standard">
      <style:text-properties officeooo:paragraph-rsid="0192dd94"/>
    </style:style>
    <style:style style:name="P5" style:family="paragraph" style:parent-style-name="Standard">
      <style:text-properties fo:font-weight="bold" officeooo:paragraph-rsid="0192dd94" style:font-weight-asian="bold" style:font-weight-complex="bold"/>
    </style:style>
    <style:style style:name="P6" style:family="paragraph" style:parent-style-name="Standard" style:list-style-name="WWNum1">
      <style:paragraph-properties fo:line-height="150%" fo:text-align="justify" style:justify-single-word="false"/>
      <style:text-properties officeooo:paragraph-rsid="0192dd94"/>
    </style:style>
    <style:style style:name="P7" style:family="paragraph" style:parent-style-name="Standard" style:list-style-name="WWNum2">
      <style:paragraph-properties fo:line-height="150%" fo:text-align="justify" style:justify-single-word="false"/>
      <style:text-properties officeooo:paragraph-rsid="0192dd94"/>
    </style:style>
    <style:style style:name="P8" style:family="paragraph" style:parent-style-name="Standard" style:list-style-name="WWNum3">
      <style:paragraph-properties fo:line-height="150%" fo:text-align="justify" style:justify-single-word="false"/>
      <style:text-properties officeooo:paragraph-rsid="0192dd94"/>
    </style:style>
    <style:style style:name="P9" style:family="paragraph" style:parent-style-name="Standard">
      <style:paragraph-properties fo:line-height="150%" fo:text-align="justify" style:justify-single-word="false"/>
      <style:text-properties officeooo:paragraph-rsid="0193c1ca"/>
    </style:style>
    <style:style style:name="P10" style:family="paragraph" style:parent-style-name="Standard">
      <style:paragraph-properties fo:line-height="200%" fo:text-align="justify" style:justify-single-word="false"/>
      <style:text-properties style:font-name="Liberation Serif" fo:font-size="13pt" fo:font-weight="bold" officeooo:rsid="0189b8a6" officeooo:paragraph-rsid="0193c1ca" style:font-name-asian="Arial" style:font-size-asian="13pt" style:font-weight-asian="bold" style:font-name-complex="Liberation Serif1" style:font-size-complex="13pt" style:font-weight-complex="bold"/>
    </style:style>
    <style:style style:name="P11" style:family="paragraph" style:parent-style-name="Standard">
      <style:text-properties officeooo:paragraph-rsid="0193c1ca"/>
    </style:style>
    <style:style style:name="P12" style:family="paragraph" style:parent-style-name="Standard">
      <style:paragraph-properties fo:line-height="200%" fo:text-align="justify" style:justify-single-word="false"/>
      <style:text-properties officeooo:paragraph-rsid="0193c1ca"/>
    </style:style>
    <style:style style:name="P13" style:family="paragraph" style:parent-style-name="Standard" style:list-style-name="WWNum1">
      <style:paragraph-properties fo:line-height="200%" fo:text-align="justify" style:justify-single-word="false"/>
      <style:text-properties officeooo:paragraph-rsid="0193c1ca"/>
    </style:style>
    <style:style style:name="P14" style:family="paragraph" style:parent-style-name="Standard" style:list-style-name="WWNum2">
      <style:paragraph-properties fo:line-height="200%" fo:text-align="justify" style:justify-single-word="false"/>
      <style:text-properties officeooo:paragraph-rsid="0193c1ca"/>
    </style:style>
    <style:style style:name="P15" style:family="paragraph" style:parent-style-name="Standard" style:list-style-name="WWNum3">
      <style:paragraph-properties fo:line-height="200%" fo:text-align="justify" style:justify-single-word="false"/>
      <style:text-properties officeooo:paragraph-rsid="0193c1ca"/>
    </style:style>
    <style:style style:name="P16" style:family="paragraph" style:parent-style-name="Standard">
      <style:text-properties fo:font-size="13pt" officeooo:paragraph-rsid="0193c1ca" style:font-size-asian="13pt" style:font-size-complex="13pt"/>
    </style:style>
    <style:style style:name="P17" style:family="paragraph" style:parent-style-name="Standard">
      <style:paragraph-properties fo:line-height="150%" fo:text-align="justify" style:justify-single-word="false"/>
      <style:text-properties fo:font-size="13pt" officeooo:paragraph-rsid="0193c1ca" style:font-size-asian="13pt" style:font-size-complex="13pt"/>
    </style:style>
    <style:style style:name="P18" style:family="paragraph" style:parent-style-name="Standard" style:list-style-name="">
      <style:paragraph-properties fo:margin-left="1.27cm" fo:margin-right="0cm" fo:line-height="200%" fo:text-align="justify" style:justify-single-word="false" fo:text-indent="0cm" style:auto-text-indent="false"/>
      <style:text-properties officeooo:paragraph-rsid="0193c1ca"/>
    </style:style>
    <style:style style:name="P19" style:family="paragraph" style:parent-style-name="Standard" style:master-page-name="Standard">
      <style:paragraph-properties fo:text-align="center" style:justify-single-word="false" style:page-number="auto"/>
      <style:text-properties officeooo:paragraph-rsid="0193c1ca"/>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EaseGrocery</text:span></text:p>
      <text:p text:style-name="P11"/>
      <text:p text:style-name="P11"><text:span text:style-name="T2">ABSTRACT</text:span></text:p>
      <text:p text:style-name="P16"/>
      <text:p text:style-name="P17">This project <text:span text:style-name="T2">Online Grocery Ordering Sytsem</text:span> has been developed on Python, Django and MySQL. The main purpose of this project is to customers can purchase and order groceries through online. <text:s/>The system is very useful for customer can easily buy the grocery products from home through internet. The system reduces lot of work load for customers as well as owners. By this system, the product is directly delivered to the customer address. The system functionality of products <text:s/>and orders is stored on server side .</text:p>
      <text:p text:style-name="P9"/>
      <text:p text:style-name="P9"><text:span text:style-name="T2">Functionalities include :</text:span></text:p>
      <text:p text:style-name="P12">1. <text:span text:style-name="T2">ADMIN Module</text:span></text:p>
      <text:list xml:id="list6568577355011179934" text:style-name="WWNum1">
        <text:list-item>
          <text:p text:style-name="P13">Login and Logout for admin</text:p>
        </text:list-item>
        <text:list-item>
          <text:p text:style-name="P13">Edit Admin Profile</text:p>
        </text:list-item>
        <text:list-item>
          <text:p text:style-name="P13">Change password and Forgot Password</text:p>
        </text:list-item>
        <text:list-item>
          <text:p text:style-name="P13">Admin Dashboard</text:p>
        </text:list-item>
      </text:list>
      <text:p text:style-name="P12">2. <text:span text:style-name="T2">Manage Product</text:span></text:p>
      <text:list xml:id="list5027498028311779332" text:style-name="WWNum2">
        <text:list-item>
          <text:p text:style-name="P14">Add new Product</text:p>
        </text:list-item>
        <text:list-item>
          <text:p text:style-name="P14">Edit Existing Products</text:p>
        </text:list-item>
        <text:list-item>
          <text:p text:style-name="P14">Detial View of orders</text:p>
        </text:list-item>
        <text:list-item>
          <text:p text:style-name="P14">Listing of all Orders</text:p>
        </text:list-item>
      </text:list>
      <text:p text:style-name="P12">3. <text:span text:style-name="T2">Manage Orders</text:span></text:p>
      <text:list xml:id="list742676564572679060" text:style-name="WWNum3">
        <text:list-item>
          <text:p text:style-name="P15">Add new Orders</text:p>
        </text:list-item>
        <text:list-item>
          <text:p text:style-name="P15">Edit Existing Orders</text:p>
        </text:list-item>
        <text:list-item>
          <text:p text:style-name="P15"><text:soft-page-break/>Listing of all Linked Aadhar Cards</text:p>
        </text:list-item>
      </text:list>
      <text:p text:style-name="P12">4. <text:span text:style-name="T2">Manage Customers</text:span></text:p>
      <text:list xml:id="list101346864766771" text:continue-list="list5027498028311779332" text:style-name="WWNum2">
        <text:list-item>
          <text:p text:style-name="P14">Add new Customers</text:p>
        </text:list-item>
        <text:list-item>
          <text:p text:style-name="P14">Edit Existing Customers</text:p>
        </text:list-item>
        <text:list-item>
          <text:p text:style-name="P14">Listing of all Customers</text:p>
        </text:list-item>
      </text:list>
      <text:p text:style-name="P12">5. <text:span text:style-name="T2">Manage Product Stock</text:span></text:p>
      <text:list xml:id="list101346121338575" text:continue-numbering="true" text:style-name="WWNum2">
        <text:list-item>
          <text:p text:style-name="P14"><text:bookmark-start text:name="__DdeLink__159_487365142"/>Add new Products to Stock</text:p>
        </text:list-item>
        <text:list-item>
          <text:p text:style-name="P14">Edit Existing Products in the Stock</text:p>
        </text:list-item>
        <text:list-item>
          <text:p text:style-name="P14">Listing of <text:bookmark-end text:name="__DdeLink__159_487365142"/>all Product Stock</text:p>
        </text:list-item>
      </text:list>
      <text:p text:style-name="P18"/>
      <text:p text:style-name="P12">6. Report Generation</text:p>
      <text:list xml:id="list101345998268351" text:continue-numbering="true" text:style-name="WWNum2">
        <text:list-item>
          <text:p text:style-name="P14">Reports of Product</text:p>
        </text:list-item>
        <text:list-item>
          <text:p text:style-name="P14">Report of All Orders</text:p>
        </text:list-item>
        <text:list-item>
          <text:p text:style-name="P14">Report of all Stocks</text:p>
        </text:list-item>
        <text:list-item>
          <text:p text:style-name="P14">Report regarding Customers</text:p>
        </text:list-item>
      </text:list>
      <text:p text:style-name="P10">7. Search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charset="x-symbol"/>
    <style:font-face style:name="Symbol1" svg:font-family="Symbol"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name-complex="Symbol" style:font-family-complex="Symbol"/>
    </style:style>
    <style:style style:name="WW8Num3z1" style:family="text">
      <style:text-properties style:font-name="Wingdings" fo:font-family="Wingdings" style:font-charset="x-symbol" fo:font-size="12pt" style:font-size-asian="12pt" style:font-name-complex="OpenSymbol2" style:font-family-complex="OpenSymbol, 'Arial Unicode MS'" style:font-charset-complex="x-symbol" style:font-size-complex="12pt"/>
    </style:style>
    <style:style style:name="WW8Num3z2" style:family="text">
      <style:text-properties style:font-name="Symbol" fo:font-family="Symbol" style:font-name-complex="OpenSymbol2" style:font-family-complex="OpenSymbol, 'Arial Unicode MS'" style:font-charset-complex="x-symbol"/>
    </style:style>
    <style:style style:name="WW8Num3z3" style:family="text">
      <style:text-properties fo:color="#000000" style:font-name="Symbol" fo:font-family="Symbol" fo:font-size="12pt" style:font-size-asian="12pt" style:font-name-complex="OpenSymbol2" style:font-family-complex="OpenSymbol, 'Arial Unicode MS'" style:font-charset-complex="x-symbol" style:font-size-complex="12pt"/>
    </style:style>
    <style:style style:name="WW8Num4z0" style:family="text">
      <style:text-properties style:font-name="Symbol" fo:font-family="Symbol" style:font-name-complex="Symbol" style:font-family-complex="Symbol"/>
    </style:style>
    <style:style style:name="WW8Num4z1"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WW8Num5z0" style:family="text">
      <style:text-properties style:font-name="Symbol" fo:font-family="Symbol" style:font-name-complex="OpenSymbol2" style:font-family-complex="OpenSymbol, 'Arial Unicode MS'" style:font-charset-complex="x-symbol"/>
    </style:style>
    <style:style style:name="WW8Num6z0" style:family="text">
      <style:text-properties fo:color="#000000" style:font-name="Symbol" fo:font-family="Symbol" fo:font-size="12pt" style:font-size-asian="12pt" style:font-name-complex="Symbol" style:font-family-complex="Symbol" style:font-size-complex="12pt"/>
    </style:style>
    <style:style style:name="WW8Num6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7z0" style:family="text">
      <style:text-properties style:font-name="Wingdings" fo:font-family="Wingdings" style:font-charset="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color="#000000" style:font-name="Symbol" fo:font-family="Symbol" fo:font-size="12pt" style:font-size-asian="12pt" style:font-name-complex="Symbol" style:font-family-complex="Symbol" style:font-size-complex="12pt"/>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Symbol" style:font-family-complex="Symbol"/>
    </style:style>
    <style:style style:name="WW8Num9z1" style:family="text">
      <style:text-properties style:font-name="Symbol" fo:font-family="Symbol" style:font-name-complex="OpenSymbol2" style:font-family-complex="OpenSymbol, 'Arial Unicode MS'" style:font-charset-complex="x-symbol"/>
    </style:style>
    <style:style style:name="WW8Num10z0" style:family="text">
      <style:text-properties fo:color="#000000" style:font-name="Symbol" fo:font-family="Symbol" fo:font-size="12pt" style:font-size-asian="12pt" style:font-name-complex="Symbol" style:font-family-complex="Symbol" style:font-size-complex="12pt"/>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fo:color="#000000" style:font-name="Symbol" fo:font-family="Symbol" fo:font-size="12pt" style:font-size-asian="12pt" style:font-name-complex="Symbol" style:font-family-complex="Symbol" style:font-size-complex="12pt"/>
    </style:style>
    <style:style style:name="WW8Num11z1" style:family="text">
      <style:text-properties style:font-name="OpenSymbol" fo:font-family="OpenSymbol, 'Arial Unicode MS'" style:font-name-complex="OpenSymbol" style:font-family-complex="OpenSymbol, 'Arial Unicode MS'"/>
    </style:style>
    <style:style style:name="WW8Num2z0" style:family="text">
      <style:text-properties fo:color="#000000" style:font-name="Symbol" fo:font-family="Symbol" fo:font-size="12pt" style:font-size-asian="12pt" style:font-name-complex="Symbol" style:font-family-complex="Symbol" style:font-size-complex="12pt"/>
    </style:style>
    <style:style style:name="WW8Num2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1z0" style:family="text">
      <style:text-properties style:font-name="Liberation Serif1" fo:font-family="'Liberation Serif', 'Times New Roman'" style:font-family-generic="roman" style:font-pitch="variable" fo:font-size="14pt" style:font-name-asian="Arial" style:font-family-asian="Arial" style:font-family-generic-asian="swiss" style:font-pitch-asian="variable" style:font-size-asian="14pt" style:font-name-complex="Liberation Serif1" style:font-family-complex="'Liberation Serif', 'Times New Roman'" style:font-family-generic-complex="roman" style:font-pitch-complex="variable" style:font-size-complex="14pt"/>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M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M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601cm" fo:page-height="25.4cm" style:num-format="1" style:print-orientation="portrait" fo:margin-top="1.199cm" fo:margin-bottom="1.199cm" fo:margin-left="1.1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5" text:anchor-type="paragraph" svg:x="15.431cm" svg:y="-0.21cm" svg:width="4.09cm" svg:height="1.199cm" draw:z-index="1"><draw:image xlink:href="Pictures/10000201000000BB00000046D5D61463BCD3B8BC.png" xlink:type="simple" xlink:show="embed" xlink:actuate="onLoad"/></draw:frame>STEPS</text:p>
        <text:p text:style-name="MP2">Python Training Program</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9:50.673394378</meta:creation-date>
    <dc:date>2017-12-07T10:13:44.140753232</dc:date>
    <meta:editing-duration>PT4H55M46S</meta:editing-duration>
    <meta:editing-cycles>192</meta:editing-cycles>
    <meta:generator>LibreOffice/5.1.6.2$Linux_X86_64 LibreOffice_project/10m0$Build-2</meta:generator>
    <meta:document-statistic meta:table-count="0" meta:image-count="1" meta:object-count="0" meta:page-count="2" meta:paragraph-count="34" meta:word-count="218" meta:character-count="1209" meta:non-whitespace-character-count="1044"/>
  </office:meta>
</office:document-meta>
</file>